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448cm"/>
    </style:style>
    <style:style style:name="co7" style:family="table-column">
      <style:table-column-properties fo:break-before="auto" style:column-width="0.783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0.587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0.67cm"/>
    </style:style>
    <style:style style:name="co15" style:family="table-column">
      <style:table-column-properties fo:break-before="auto" style:column-width="1.901cm"/>
    </style:style>
    <style:style style:name="co16" style:family="table-column">
      <style:table-column-properties fo:break-before="auto" style:column-width="1.706cm"/>
    </style:style>
    <style:style style:name="co17" style:family="table-column">
      <style:table-column-properties fo:break-before="auto" style:column-width="1.986cm"/>
    </style:style>
    <style:style style:name="co18" style:family="table-column">
      <style:table-column-properties fo:break-before="auto" style:column-width="1.427cm"/>
    </style:style>
    <style:style style:name="co19" style:family="table-column">
      <style:table-column-properties fo:break-before="auto" style:column-width="0.811cm"/>
    </style:style>
    <style:style style:name="co20" style:family="table-column">
      <style:table-column-properties fo:break-before="auto" style:column-width="1.683cm"/>
    </style:style>
    <style:style style:name="co21" style:family="table-column">
      <style:table-column-properties fo:break-before="auto" style:column-width="4.27cm"/>
    </style:style>
    <style:style style:name="co22" style:family="table-column">
      <style:table-column-properties fo:break-before="auto" style:column-width="1.356cm"/>
    </style:style>
    <style:style style:name="co23" style:family="table-column">
      <style:table-column-properties fo:break-before="auto" style:column-width="1.328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0.141cm"/>
    </style:style>
    <style:style style:name="co27" style:family="table-column">
      <style:table-column-properties fo:break-before="auto" style:column-width="1.767cm"/>
    </style:style>
    <style:style style:name="co28" style:family="table-column">
      <style:table-column-properties fo:break-before="auto" style:column-width="0.826cm"/>
    </style:style>
    <style:style style:name="co29" style:family="table-column">
      <style:table-column-properties fo:break-before="auto" style:column-width="2.163cm"/>
    </style:style>
    <style:style style:name="co30" style:family="table-column">
      <style:table-column-properties fo:break-before="auto" style:column-width="2.432cm"/>
    </style:style>
    <style:style style:name="co31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3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145cm" fo:break-before="auto" style:use-optimal-row-height="false"/>
    </style:style>
    <style:style style:name="ro5" style:family="table-row">
      <style:table-row-properties style:row-height="0.175cm" fo:break-before="auto" style:use-optimal-row-height="false"/>
    </style:style>
    <style:style style:name="ta1" style:family="table" style:master-page-name="PageStyle_5f_Genau">
      <style:table-properties table:display="true" style:writing-mode="lr-tb"/>
    </style:style>
    <style:style style:name="ta2" style:family="table" style:master-page-name="PageStyle_5f_Premixed">
      <style:table-properties table:display="true" style:writing-mode="lr-tb"/>
    </style:style>
    <style:style style:name="ta3" style:family="table" style:master-page-name="PageStyle_5f_Genau7030_20_Premix">
      <style:table-properties table:display="true" style:writing-mode="lr-tb"/>
    </style:style>
    <style:style style:name="ta4" style:family="table" style:master-page-name="PageStyle_5f_Genau_20_5050_20_Premix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45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49" style:family="table-cell" style:parent-style-name="Default">
      <style:table-cell-properties fo:border-bottom="1.76pt double-thin #000000" style:border-line-width-bottom="0.018cm 0.026cm 0.018cm" fo:background-color="#e2f0d9" style:diagonal-bl-tr="none" style:diagonal-tl-br="none" fo:border-left="none" fo:border-right="none" style:rotation-align="none" fo:border-top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0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10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Excel_20_Built-in_20_Percent" style:data-style-name="N10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100">
      <style:table-cell-properties fo:background-color="#ffffff" style:rotation-align="none">
        <loext:background-complex-color loext:theme-type="light1" loext:color-type="theme"/>
      </style:table-cell-properties>
    </style:style>
    <style:style style:name="ce54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</style:style>
    <style:style style:name="ce55" style:family="table-cell" style:parent-style-name="Default" style:data-style-name="N153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6" style:family="table-cell" style:parent-style-name="Default" style:data-style-name="N11">
      <style:table-cell-properties fo:background-color="#ffffff" style:rotation-align="none">
        <loext:background-complex-color loext:theme-type="light1" loext:color-type="theme"/>
      </style:table-cell-properties>
    </style:style>
    <style:style style:name="ce57" style:family="table-cell" style:parent-style-name="Default" style:data-style-name="N11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8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59" style:family="table-cell" style:parent-style-name="Default" style:data-style-name="N100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10">
      <style:table-cell-properties fo:background-color="#ffffff" style:rotation-align="none">
        <loext:background-complex-color loext:theme-type="light1" loext:color-type="theme"/>
      </style:table-cell-properties>
    </style:style>
    <style:style style:name="ce19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</style:style>
    <style:style style:name="ce20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21" style:family="table-cell" style:parent-style-name="Default" style:data-style-name="N2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150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0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6" style:family="table-cell" style:parent-style-name="Default" style:data-style-name="N153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map style:condition="is-true-formula([.$H$16]&lt;0)" style:apply-style-name="ConditionalStyle_5f_4" style:base-cell-address="'Genau7030 Premix'.H15"/>
    </style:style>
    <style:style style:name="ce27" style:family="table-cell" style:parent-style-name="Default" style:data-style-name="N11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36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9" style:family="table-cell" style:parent-style-name="Default" style:data-style-name="N100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30" style:family="table-cell" style:parent-style-name="Default" style:data-style-name="N2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map style:condition="is-true-formula([.$M$15]&lt;0)" style:apply-style-name="ConditionalStyle_5f_3" style:base-cell-address="'Genau7030 Premix'.M15"/>
    </style:style>
    <style:style style:name="ce43" style:family="table-cell" style:parent-style-name="Default">
      <style:table-cell-properties fo:background-color="#0083c3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7b7b7b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474747"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474747" style:diagonal-bl-tr="none" style:diagonal-tl-br="none" style:text-align-source="fix" style:repeat-content="false" fo:border="non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83c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7b7b7b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808080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47474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7b7b7b"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53">
      <style:table-cell-properties fo:background-color="#cccccc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9f4fb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 style:data-style-name="N10">
      <style:table-cell-properties fo:background-color="#e9f4fb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10">
      <style:table-cell-properties fo:background-color="#e9f4fb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7b7b7b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e9f4fb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9f4fb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53">
      <style:table-cell-properties fo:background-color="#9ab9d2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ackground-color="#aaaaaa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7b7b7b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53">
      <style:table-cell-properties fo:background-color="#474747"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53">
      <style:table-cell-properties fo:background-color="#9ab9d2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4747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4747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7" style:family="table-cell" style:parent-style-name="Default" style:data-style-name="N11">
      <style:table-cell-properties fo:background-color="#e9f4fb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1">
      <style:table-cell-properties fo:background-color="#aaaaaa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 style:data-style-name="N36">
      <style:table-cell-properties fo:background-color="#474747"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45">
      <style:table-cell-properties fo:background-color="#c7c7c7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ackground-color="#ebebeb" style:text-align-source="fix" style:repeat-content="false" fo:border="0.74pt solid #000000" style:rotation-align="none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c7c7c7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3f3f3" style:text-align-source="fix" style:repeat-content="false" fo:border="0.74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474747" style:text-align-source="fix" style:repeat-content="false" fo:border="non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ackground-color="#474747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#474747"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  <style:map style:condition="is-true-formula([.$N$17]&lt;0)" style:apply-style-name="ConditionalStyle_5f_1" style:base-cell-address="'5050 Mischung'.P1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au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6370" table:default-cell-style-name="Default"/>
        <table:table-row table:style-name="ro1">
          <table:table-cell office:value-type="string" calcext:value-type="string">
            <text:p>PG</text:p>
          </table:table-cell>
          <table:table-cell office:value-type="float" office:value="1.04" calcext:value-type="float">
            <text:p>1,04</text:p>
          </table:table-cell>
          <table:table-cell table:number-columns-repeated="5"/>
          <table:table-cell office:value-type="string" calcext:value-type="string">
            <text:p>Datum</text:p>
          </table:table-cell>
          <table:table-cell table:style-name="ce58"/>
          <table:table-cell table:number-columns-repeated="16375"/>
        </table:table-row>
        <table:table-row table:style-name="ro1">
          <table:table-cell office:value-type="string" calcext:value-type="string">
            <text:p>VG</text:p>
          </table:table-cell>
          <table:table-cell office:value-type="float" office:value="1.26" calcext:value-type="float">
            <text:p>1,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oma</text:p>
          </table:table-cell>
          <table:table-cell office:value-type="float" office:value="1.04" calcext:value-type="float">
            <text:p>1,0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ic</text:p>
          </table:table-cell>
          <table:table-cell table:style-name="ce50" office:value-type="float" office:value="3" calcext:value-type="float">
            <text:p>3</text:p>
          </table:table-cell>
          <table:table-cell/>
          <table:table-cell office:value-type="string" calcext:value-type="string">
            <text:p>PG</text:p>
          </table:table-cell>
          <table:table-cell table:style-name="ce51" office:value-type="percentage" office:value="0.4" calcext:value-type="percentage">
            <text:p>40 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</text:p>
          </table:table-cell>
          <table:table-cell table:style-name="ce50" office:value-type="float" office:value="100" calcext:value-type="float">
            <text:p>100</text:p>
          </table:table-cell>
          <table:table-cell/>
          <table:table-cell office:value-type="string" calcext:value-type="string">
            <text:p>VG</text:p>
          </table:table-cell>
          <table:table-cell table:style-name="ce52" table:formula="of:=100%-[.E5]-[.E7]" office:value-type="percentage" office:value="0.6" calcext:value-type="percentage">
            <text:p>60 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G Base</text:p>
          </table:table-cell>
          <table:table-cell table:style-name="ce51" office:value-type="percentage" office:value="1" calcext:value-type="percentage">
            <text:p>100 %</text:p>
          </table:table-cell>
          <table:table-cell table:number-columns-repeated="9"/>
          <table:table-cell table:style-name="ce60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VG Base</text:p>
          </table:table-cell>
          <table:table-cell table:style-name="ce52" table:formula="of:=100%-[.B8]" office:value-type="percentage" office:value="0" calcext:value-type="percentage">
            <text:p>0 %</text:p>
          </table:table-cell>
          <table:table-cell table:number-columns-repeated="9"/>
          <table:table-cell table:style-name="ce62"/>
          <table:table-cell table:style-name="ce80"/>
          <table:table-cell table:style-name="ce60"/>
          <table:table-cell table:number-columns-repeated="16370"/>
        </table:table-row>
        <table:table-row table:style-name="ro1">
          <table:table-cell table:style-name="ce49"/>
          <table:table-cell table:style-name="ce49" office:value-type="string" calcext:value-type="string">
            <text:p>Menge Liquid</text:p>
          </table:table-cell>
          <table:table-cell table:style-name="ce54" office:value-type="float" office:value="20" calcext:value-type="float">
            <text:p>20</text:p>
          </table:table-cell>
          <table:table-cell table:style-name="ce49" office:value-type="string" calcext:value-type="string">
            <text:p>ml</text:p>
          </table:table-cell>
          <table:table-cell table:style-name="ce49" table:number-columns-repeated="6"/>
          <table:table-cell/>
          <table:table-cell table:style-name="ce60" table:number-columns-repeated="2"/>
          <table:table-cell table:number-columns-repeated="16371"/>
        </table:table-row>
        <table:table-row table:style-name="ro1">
          <table:table-cell table:number-columns-repeated="11"/>
          <table:table-cell table:style-name="ce63" table:number-columns-repeated="2"/>
          <table:table-cell table:style-name="ce6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table:formula="of:=IF([.B5]=0;0;[.C10]/([.B6]/[.B5]))" office:value-type="float" office:value="0.6" calcext:value-type="float">
            <text:p>0,6</text:p>
          </table:table-cell>
          <table:table-cell office:value-type="string" calcext:value-type="string">
            <text:p>ml</text:p>
          </table:table-cell>
          <table:table-cell table:style-name="ce55" table:formula="of:=IF([.B9]=0;[.B1]*[.C12];([.B8]*[.B1]+[.B9]*[.B2])*[.C12])" office:value-type="float" office:value="0.624" calcext:value-type="float">
            <text:p>0,624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55"/>
          <table:table-cell table:number-columns-repeated="2"/>
          <table:table-cell table:style-name="ce79" table:number-columns-repeated="2"/>
          <table:table-cell table:style-name="ce60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PG</text:p>
          </table:table-cell>
          <table:table-cell/>
          <table:table-cell table:formula="of:=([.C10]*[.E5])-([.C12]*[.B8])-[.C31]" office:value-type="float" office:value="7.4" calcext:value-type="float">
            <text:p>7,4</text:p>
          </table:table-cell>
          <table:table-cell office:value-type="string" calcext:value-type="string">
            <text:p>ml</text:p>
          </table:table-cell>
          <table:table-cell table:style-name="ce55" table:formula="of:=[.C13]*[.B1]" office:value-type="float" office:value="7.696" calcext:value-type="float">
            <text:p>7,696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59"/>
          <table:table-cell table:number-columns-repeated="2"/>
          <table:table-cell table:style-name="ce60" table:number-columns-repeated="4"/>
          <table:table-cell table:number-columns-repeated="16369"/>
        </table:table-row>
        <table:table-row table:style-name="ro1">
          <table:table-cell office:value-type="string" calcext:value-type="string">
            <text:p>VG</text:p>
          </table:table-cell>
          <table:table-cell/>
          <table:table-cell table:formula="of:=([.C10]*[.E6])-([.C12]*[.B9]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style-name="ce55" table:formula="of:=[.C14]*[.B2]" office:value-type="float" office:value="15.12" calcext:value-type="float">
            <text:p>15,120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79"/>
          <table:table-cell/>
          <table:table-cell table:style-name="ce79" table:number-columns-repeated="2"/>
          <table:table-cell table:number-columns-repeated="16369"/>
        </table:table-row>
        <table:table-row table:style-name="ro1">
          <table:table-cell table:number-columns-repeated="11"/>
          <table:table-cell table:style-name="ce60"/>
          <table:table-cell table:number-columns-repeated="16372"/>
        </table:table-row>
        <table:table-row table:style-name="ro1">
          <table:table-cell office:value-type="string" calcext:value-type="string">
            <text:p>Aroma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3"/>
          <table:table-cell table:style-name="ce55" table:formula="of:=[.$C$10]*[.H17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17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3"/>
          <table:table-cell table:style-name="ce55" table:formula="of:=[.$C$10]*[.H18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18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3"/>
          <table:table-cell table:style-name="ce55" table:formula="of:=[.$C$10]*[.H19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19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/>
          <table:table-cell table:style-name="ce55" table:formula="of:=[.$C$10]*[.H20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0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/>
          <table:table-cell table:style-name="ce55" table:formula="of:=[.$C$10]*[.H21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1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3"/>
          <table:table-cell table:style-name="ce55" table:formula="of:=[.$C$10]*[.H22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2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3"/>
          <table:table-cell table:style-name="ce55" table:formula="of:=[.$C$10]*[.H23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3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3"/>
          <table:table-cell table:style-name="ce55" table:formula="of:=[.$C$10]*[.H24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4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3"/>
          <table:table-cell table:style-name="ce55" table:formula="of:=[.$C$10]*[.H25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5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3"/>
          <table:table-cell table:style-name="ce55" table:formula="of:=[.$C$10]*[.H26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6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3"/>
          <table:table-cell table:style-name="ce55" table:formula="of:=[.$C$10]*[.H27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7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3"/>
          <table:table-cell table:style-name="ce55" table:formula="of:=[.$C$10]*[.H28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8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3"/>
          <table:table-cell table:style-name="ce55" table:formula="of:=[.$C$10]*[.H29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9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3"/>
          <table:table-cell table:style-name="ce55" table:formula="of:=[.$C$10]*[.H30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30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table:number-columns-repeated="2"/>
          <table:table-cell table:style-name="ce55" table:formula="of:=SUM([.C17:.C30])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formula="of:=[.C31]*[.$B$3]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/>
          <table:table-cell table:style-name="ce57" table:formula="of:=SUM([.H17:.H30])" office:value-type="percentage" office:value="0" calcext:value-type="percentage">
            <text:p>0,00 %</text:p>
          </table:table-cell>
          <table:table-cell table:number-columns-repeated="1637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mixed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PG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nic 48</text:p>
          </table:table-cell>
          <table:table-cell office:value-type="float" office:value="1.0359536" calcext:value-type="float">
            <text:p>1,0359536</text:p>
          </table:table-cell>
          <table:table-cell table:number-columns-repeated="2"/>
          <table:table-cell office:value-type="string" calcext:value-type="string">
            <text:p>Datum</text:p>
          </table:table-cell>
          <table:table-cell table:style-name="ce58"/>
          <table:table-cell table:number-columns-repeated="16375"/>
        </table:table-row>
        <table:table-row table:style-name="ro1">
          <table:table-cell office:value-type="string" calcext:value-type="string">
            <text:p>VG</text:p>
          </table:table-cell>
          <table:table-cell office:value-type="float" office:value="1.26" calcext:value-type="float">
            <text:p>1,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oma</text:p>
          </table:table-cell>
          <table:table-cell office:value-type="float" office:value="1.03" calcext:value-type="float">
            <text:p>1,0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PG</text:p>
          </table:table-cell>
          <table:table-cell table:formula="of:=[.E7]*[.B1]+[.E8]*[.B2]+[.E10]" office:value-type="float" office:value="1.194" calcext:value-type="float">
            <text:p>1,19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ic</text:p>
          </table:table-cell>
          <table:table-cell table:style-name="ce50" office:value-type="float" office:value="3" calcext:value-type="float">
            <text:p>3</text:p>
          </table:table-cell>
          <table:table-cell/>
          <table:table-cell office:value-type="string" calcext:value-type="string">
            <text:p>PG</text:p>
          </table:table-cell>
          <table:table-cell table:style-name="ce51" table:formula="of:=(([.C14]*[.B10])+[.C31])/[.C12]" office:value-type="percentage" office:value="0.3" calcext:value-type="percentage">
            <text:p>30 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office:value-type="string" calcext:value-type="string">
            <text:p>VG</text:p>
          </table:table-cell>
          <table:table-cell table:style-name="ce82" table:formula="of:=100%-[.E7]-[.E9]" office:value-type="percentage" office:value="0.7" calcext:value-type="percentage">
            <text:p>70 %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Wasser</text:p>
          </table:table-cell>
          <table:table-cell table:style-name="ce58"/>
          <table:table-cell table:number-columns-repeated="16379"/>
        </table:table-row>
        <table:table-row table:style-name="ro1">
          <table:table-cell office:value-type="string" calcext:value-type="string">
            <text:p>PG Base</text:p>
          </table:table-cell>
          <table:table-cell table:style-name="ce51" office:value-type="percentage" office:value="0.3" calcext:value-type="percentage">
            <text:p>30 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G Base</text:p>
          </table:table-cell>
          <table:table-cell table:style-name="ce82" table:formula="of:=100%-[.B10]" office:value-type="percentage" office:value="0.7" calcext:value-type="percentage">
            <text:p>70 %</text:p>
          </table:table-cell>
          <table:table-cell table:number-columns-repeated="16382"/>
        </table:table-row>
        <table:table-row table:style-name="ro1">
          <table:table-cell table:style-name="ce49"/>
          <table:table-cell table:style-name="ce49" office:value-type="string" calcext:value-type="string">
            <text:p>Menge Liquid</text:p>
          </table:table-cell>
          <table:table-cell table:style-name="ce54" office:value-type="float" office:value="20" calcext:value-type="float">
            <text:p>20</text:p>
          </table:table-cell>
          <table:table-cell table:style-name="ce49" office:value-type="string" calcext:value-type="string">
            <text:p>ml</text:p>
          </table:table-cell>
          <table:table-cell table:style-name="ce49" table:number-columns-repeated="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table:style-name="ce55" table:formula="of:=[.C12]-[.C31]" office:value-type="float" office:value="20" calcext:value-type="float">
            <text:p>20,000</text:p>
          </table:table-cell>
          <table:table-cell office:value-type="string" calcext:value-type="string">
            <text:p>ml</text:p>
          </table:table-cell>
          <table:table-cell table:style-name="ce55" table:formula="of:=IF([.B11]=0;[.B1]*[.C14];([.B10]*[.B1]+[.B11]*[.B2])*[.C14])" office:value-type="float" office:value="23.88" calcext:value-type="float">
            <text:p>23,880</text:p>
          </table:table-cell>
          <table:table-cell office:value-type="string" calcext:value-type="string">
            <text:p>g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oma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3"/>
          <table:table-cell table:style-name="ce55" table:formula="of:=[.$C$12]*[.H17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17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3"/>
          <table:table-cell table:style-name="ce55" table:formula="of:=[.$C$12]*[.H18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18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3"/>
          <table:table-cell table:style-name="ce55" table:formula="of:=[.$C$12]*[.H19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19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/>
          <table:table-cell table:style-name="ce55" table:formula="of:=[.$C$12]*[.H20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0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/>
          <table:table-cell table:style-name="ce55" table:formula="of:=[.$C$12]*[.H21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1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3"/>
          <table:table-cell table:style-name="ce55" table:formula="of:=[.$C$12]*[.H22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2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3"/>
          <table:table-cell table:style-name="ce55" table:formula="of:=[.$C$12]*[.H23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3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3"/>
          <table:table-cell table:style-name="ce55" table:formula="of:=[.$C$12]*[.H24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4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3"/>
          <table:table-cell table:style-name="ce55" table:formula="of:=[.$C$12]*[.H25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5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3"/>
          <table:table-cell table:style-name="ce55" table:formula="of:=[.$C$12]*[.H26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6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3"/>
          <table:table-cell table:style-name="ce55" table:formula="of:=[.$C$12]*[.H27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7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3"/>
          <table:table-cell table:style-name="ce55" table:formula="of:=[.$C$12]*[.H28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8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3"/>
          <table:table-cell table:style-name="ce55" table:formula="of:=[.$C$12]*[.H29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9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3"/>
          <table:table-cell table:style-name="ce55" table:formula="of:=[.$C$12]*[.H30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30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table:number-columns-repeated="2"/>
          <table:table-cell table:style-name="ce55" table:formula="of:=SUM([.C17:.C30])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formula="of:=[.C31]*[.$B$3]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/>
          <table:table-cell table:style-name="ce57" table:formula="of:=SUM([.H17:.H30])" office:value-type="percentage" office:value="0" calcext:value-type="percentage">
            <text:p>0,00 %</text:p>
          </table:table-cell>
          <table:table-cell table:number-columns-repeated="1637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nau7030 Premix" table:style-name="ta3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1" table:default-cell-style-name="ce1"/>
        <table:table-column table:style-name="co1" table:number-columns-repeated="16368" table:default-cell-style-name="Default"/>
        <table:table-row table:style-name="ro1">
          <table:table-cell office:value-type="string" calcext:value-type="string">
            <text:p>PG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nic 48</text:p>
          </table:table-cell>
          <table:table-cell table:style-name="ce55" office:value-type="float" office:value="1.0359536" calcext:value-type="float">
            <text:p>1,036</text:p>
          </table:table-cell>
          <table:table-cell table:number-columns-repeated="5"/>
          <table:table-cell table:style-name="ce19" office:value-type="string" calcext:value-type="string">
            <text:p>Datum</text:p>
          </table:table-cell>
          <table:table-cell table:style-name="ce28" office:value-type="date" office:date-value="2022-02-11" calcext:value-type="date">
            <text:p>11.02.20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VG</text:p>
          </table:table-cell>
          <table:table-cell office:value-type="float" office:value="1.26" calcext:value-type="float">
            <text:p>1,26</text:p>
          </table:table-cell>
          <table:table-cell/>
          <table:table-cell table:style-name="Default" table:number-columns-repeated="2"/>
          <table:table-cell table:number-columns-repeated="2"/>
          <table:table-cell table:style-name="ce19" office:value-type="string" calcext:value-type="string">
            <text:p>200ml</text:p>
          </table:table-cell>
          <table:table-cell table:style-name="ce28"/>
          <table:table-cell table:number-columns-repeated="16375"/>
        </table:table-row>
        <table:table-row table:style-name="ro1">
          <table:table-cell office:value-type="string" calcext:value-type="string">
            <text:p>Aroma</text:p>
          </table:table-cell>
          <table:table-cell office:value-type="float" office:value="1.04" calcext:value-type="float">
            <text:p>1,0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PG</text:p>
          </table:table-cell>
          <table:table-cell table:formula="of:=[.E7]*[.B1]+[.E8]*[.B2]+[.E10]" office:value-type="float" office:value="1.106" calcext:value-type="float">
            <text:p>1,10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ic</text:p>
          </table:table-cell>
          <table:table-cell table:style-name="ce50" office:value-type="float" office:value="6" calcext:value-type="float">
            <text:p>6</text:p>
          </table:table-cell>
          <table:table-cell/>
          <table:table-cell office:value-type="string" calcext:value-type="string">
            <text:p>PG</text:p>
          </table:table-cell>
          <table:table-cell table:style-name="ce51" office:value-type="percentage" office:value="0.7" calcext:value-type="percentage">
            <text:p>70 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</text:p>
          </table:table-cell>
          <table:table-cell table:style-name="ce50" office:value-type="float" office:value="100" calcext:value-type="float">
            <text:p>100</text:p>
          </table:table-cell>
          <table:table-cell/>
          <table:table-cell office:value-type="string" calcext:value-type="string">
            <text:p>VG</text:p>
          </table:table-cell>
          <table:table-cell table:style-name="ce82" table:formula="of:=100%-[.E7]-[.E9]" office:value-type="percentage" office:value="0.3" calcext:value-type="percentage">
            <text:p>30 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G Base</text:p>
          </table:table-cell>
          <table:table-cell table:style-name="ce51" office:value-type="percentage" office:value="0.5" calcext:value-type="percentage">
            <text:p>50 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G Base</text:p>
          </table:table-cell>
          <table:table-cell table:style-name="ce82" table:formula="of:=100%-[.B10]" office:value-type="percentage" office:value="0.5" calcext:value-type="percentage">
            <text:p>50 %</text:p>
          </table:table-cell>
          <table:table-cell table:number-columns-repeated="16382"/>
        </table:table-row>
        <table:table-row table:style-name="ro1">
          <table:table-cell table:style-name="ce49"/>
          <table:table-cell table:style-name="ce49" office:value-type="string" calcext:value-type="string">
            <text:p>Menge Liquid</text:p>
          </table:table-cell>
          <table:table-cell table:style-name="ce54" office:value-type="float" office:value="200" calcext:value-type="float">
            <text:p>200</text:p>
          </table:table-cell>
          <table:table-cell table:style-name="ce49" office:value-type="string" calcext:value-type="string">
            <text:p>ml</text:p>
          </table:table-cell>
          <table:table-cell table:style-name="ce49" table:number-columns-repeated="12"/>
          <table:table-cell table:number-columns-repeated="16368"/>
        </table:table-row>
        <table:table-row table:style-name="ro1">
          <table:table-cell table:number-columns-repeated="6"/>
          <table:table-cell office:value-type="string" calcext:value-type="string">
            <text:p>Premixed Base</text:p>
          </table:table-cell>
          <table:table-cell table:number-columns-repeated="16377"/>
        </table:table-row>
        <table:table-row table:style-name="ro1">
          <table:table-cell/>
          <table:table-cell table:style-name="ce19" office:value-type="string" calcext:value-type="string">
            <text:p>Base</text:p>
          </table:table-cell>
          <table:table-cell table:style-name="ce55" table:formula="of:=IF([.B7]=0;0;[.C12]/([.B8]/[.B7]))" office:value-type="float" office:value="12" calcext:value-type="float">
            <text:p>12,000</text:p>
          </table:table-cell>
          <table:table-cell office:value-type="string" calcext:value-type="string">
            <text:p>ml</text:p>
          </table:table-cell>
          <table:table-cell table:style-name="ce22" table:formula="of:=IF([.B11]=0;[.B1]*[.C14];([.B10]*[.B1]+[.B11]*[.B2])*[.C14])" office:value-type="float" office:value="13.8" calcext:value-type="float">
            <text:p>13,800</text:p>
          </table:table-cell>
          <table:table-cell office:value-type="string" calcext:value-type="string">
            <text:p>g</text:p>
          </table:table-cell>
          <table:table-cell/>
          <table:table-cell table:style-name="ce25"/>
          <table:table-cell table:number-columns-repeated="3"/>
          <table:table-cell table:style-name="ce55"/>
          <table:table-cell table:number-columns-repeated="16372"/>
        </table:table-row>
        <table:table-row table:style-name="ro3">
          <table:table-cell/>
          <table:table-cell table:style-name="ce19" office:value-type="string" calcext:value-type="string">
            <text:p>PG</text:p>
          </table:table-cell>
          <table:table-cell table:style-name="ce55" table:formula="of:=([.C12]*[.E7])-([.C14]*[.B10])-[.C33]" office:value-type="float" office:value="134" calcext:value-type="float">
            <text:p>134,000</text:p>
          </table:table-cell>
          <table:table-cell office:value-type="string" calcext:value-type="string">
            <text:p>ml</text:p>
          </table:table-cell>
          <table:table-cell table:style-name="ce22" table:formula="of:=[.C15]*[.B1]" office:value-type="float" office:value="139.36" calcext:value-type="float">
            <text:p>139,360</text:p>
          </table:table-cell>
          <table:table-cell office:value-type="string" calcext:value-type="string">
            <text:p>g</text:p>
          </table:table-cell>
          <table:table-cell table:style-name="ce23" office:value-type="string" calcext:value-type="string">
            <text:p>70/30</text:p>
          </table:table-cell>
          <table:table-cell table:style-name="ce26" table:formula="of:=[.C15]*100/30" office:value-type="float" office:value="446.666666666667" calcext:value-type="float">
            <text:p>446,667</text:p>
          </table:table-cell>
          <table:table-cell table:style-name="ce29" office:value-type="string" calcext:value-type="string">
            <text:p>ml</text:p>
          </table:table-cell>
          <table:table-cell table:style-name="ce26" table:formula="of:=([.H15]*0.8*[.B2])+([.H15]*0.2*[.B1])" office:value-type="float" office:value="543.146666666667" calcext:value-type="float">
            <text:p>543,147</text:p>
          </table:table-cell>
          <table:table-cell office:value-type="string" calcext:value-type="string">
            <text:p>g</text:p>
          </table:table-cell>
          <table:table-cell table:style-name="ce19"/>
          <table:table-cell table:style-name="ce30"/>
          <table:table-cell/>
          <table:table-cell table:style-name="ce30"/>
          <table:table-cell table:number-columns-repeated="16369"/>
        </table:table-row>
        <table:table-row table:style-name="ro3">
          <table:table-cell/>
          <table:table-cell table:style-name="ce19" office:value-type="string" calcext:value-type="string">
            <text:p>VG</text:p>
          </table:table-cell>
          <table:table-cell table:style-name="ce55" table:formula="of:=([.C12]*[.E8])-([.C14]*[.B11])" office:value-type="float" office:value="54" calcext:value-type="float">
            <text:p>54,000</text:p>
          </table:table-cell>
          <table:table-cell office:value-type="string" calcext:value-type="string">
            <text:p>ml</text:p>
          </table:table-cell>
          <table:table-cell table:style-name="ce22" table:formula="of:=[.C16]*[.B2]" office:value-type="float" office:value="68.04" calcext:value-type="float">
            <text:p>68,040</text:p>
          </table:table-cell>
          <table:table-cell office:value-type="string" calcext:value-type="string">
            <text:p>g</text:p>
          </table:table-cell>
          <table:table-cell table:style-name="ce24" office:value-type="string" calcext:value-type="string">
            <text:p>VG</text:p>
          </table:table-cell>
          <table:table-cell table:style-name="ce26" table:formula="of:=[.C16]-([.H15]*0.7)" office:value-type="float" office:value="-258.666666666667" calcext:value-type="float">
            <text:p>-258,667</text:p>
          </table:table-cell>
          <table:table-cell office:value-type="string" calcext:value-type="string">
            <text:p>ml</text:p>
          </table:table-cell>
          <table:table-cell table:style-name="ce26" table:formula="of:=[.H16]*[.B2]" office:value-type="float" office:value="-325.92" calcext:value-type="float">
            <text:p>-325,920</text:p>
          </table:table-cell>
          <table:table-cell office:value-type="string" calcext:value-type="string">
            <text:p>g</text:p>
          </table:table-cell>
          <table:table-cell table:style-name="ce23"/>
          <table:table-cell table:style-name="ce30"/>
          <table:table-cell table:style-name="ce55"/>
          <table:table-cell table:style-name="ce30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20" office:value-type="string" calcext:value-type="string">
            <text:p>Aroma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3"/>
          <table:table-cell table:style-name="ce55" table:formula="of:=[.$C$12]*[.H19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19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3"/>
          <table:table-cell table:style-name="ce55" table:formula="of:=[.$C$12]*[.H20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0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3"/>
          <table:table-cell table:style-name="ce55" table:formula="of:=[.$C$12]*[.H21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1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/>
          <table:table-cell table:style-name="ce55" table:formula="of:=[.$C$12]*[.H22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2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/>
          <table:table-cell table:style-name="ce55" table:formula="of:=[.$C$12]*[.H23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3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3"/>
          <table:table-cell table:style-name="ce55" table:formula="of:=[.$C$12]*[.H24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4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3"/>
          <table:table-cell table:style-name="ce55" table:formula="of:=[.$C$12]*[.H25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5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3"/>
          <table:table-cell table:style-name="ce55" table:formula="of:=[.$C$12]*[.H26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6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3"/>
          <table:table-cell table:style-name="ce55" table:formula="of:=[.$C$12]*[.H27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7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3"/>
          <table:table-cell table:style-name="ce55" table:formula="of:=[.$C$12]*[.H28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8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3"/>
          <table:table-cell table:style-name="ce55" table:formula="of:=[.$C$12]*[.H29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29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3"/>
          <table:table-cell table:style-name="ce55" table:formula="of:=[.$C$12]*[.H30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30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3"/>
          <table:table-cell table:style-name="ce55" table:formula="of:=[.$C$12]*[.H31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31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3"/>
          <table:table-cell table:style-name="ce55" table:formula="of:=[.$C$12]*[.H32]" office:value-type="float" office:value="0" calcext:value-type="float">
            <text:p>0,000</text:p>
          </table:table-cell>
          <table:table-cell office:value-type="string" calcext:value-type="string">
            <text:p>ml</text:p>
          </table:table-cell>
          <table:table-cell table:style-name="ce55" table:formula="of:=[.C32]*[.$B$3]" office:value-type="float" office:value="0" calcext:value-type="float">
            <text:p>0,000</text:p>
          </table:table-cell>
          <table:table-cell office:value-type="string" calcext:value-type="string">
            <text:p>g</text:p>
          </table:table-cell>
          <table:table-cell/>
          <table:table-cell table:style-name="ce56"/>
          <table:table-cell table:number-columns-repeated="16376"/>
        </table:table-row>
        <table:table-row table:style-name="ro1">
          <table:table-cell table:number-columns-repeated="2"/>
          <table:table-cell table:style-name="ce21" table:formula="of:=SUM([.C19:.C32])" office:value-type="float" office:value="0" calcext:value-type="float">
            <text:p>0,00</text:p>
          </table:table-cell>
          <table:table-cell office:value-type="string" calcext:value-type="string">
            <text:p>ml</text:p>
          </table:table-cell>
          <table:table-cell table:style-name="ce21" table:formula="of:=[.C33]*[.$B$3]" office:value-type="float" office:value="0" calcext:value-type="float">
            <text:p>0,00</text:p>
          </table:table-cell>
          <table:table-cell office:value-type="string" calcext:value-type="string">
            <text:p>g</text:p>
          </table:table-cell>
          <table:table-cell/>
          <table:table-cell table:style-name="ce27" table:formula="of:=SUM([.H19:.H32])" office:value-type="percentage" office:value="0" calcext:value-type="percentage">
            <text:p>0,00 %</text:p>
          </table:table-cell>
          <table:table-cell table:number-columns-repeated="1637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Genau7030 Premix'.M15:'Genau7030 Premix'.M16 'Genau7030 Premix'.O15:'Genau7030 Premix'.O16">
            <calcext:condition calcext:apply-style-name="ConditionalStyle_3" calcext:value="formula-is([.$M$15]&lt;0)" calcext:base-cell-address="'Genau7030 Premix'.M15"/>
          </calcext:conditional-format>
          <calcext:conditional-format calcext:target-range-address="'Genau7030 Premix'.H15:'Genau7030 Premix'.H16 'Genau7030 Premix'.J15:'Genau7030 Premix'.J16">
            <calcext:condition calcext:apply-style-name="ConditionalStyle_4" calcext:value="formula-is([.$H$16]&lt;0)" calcext:base-cell-address="'Genau7030 Premix'.H15"/>
          </calcext:conditional-format>
        </calcext:conditional-formats>
      </table:table>
      <table:table table:name="5050 Mischung" table:style-name="ta4">
        <office:forms form:automatic-focus="false" form:apply-design-mode="false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6"/>
        <table:table-column table:style-name="co25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6" table:default-cell-style-name="ce66"/>
        <table:table-column table:style-name="co29" table:default-cell-style-name="ce66"/>
        <table:table-column table:style-name="co30" table:default-cell-style-name="ce66"/>
        <table:table-column table:style-name="co17" table:default-cell-style-name="ce66"/>
        <table:table-column table:style-name="co31" table:default-cell-style-name="ce66"/>
        <table:table-column table:style-name="co32" table:default-cell-style-name="ce66"/>
        <table:table-column table:style-name="co13" table:default-cell-style-name="ce66"/>
        <table:table-column table:style-name="co1" table:number-columns-repeated="16368" table:default-cell-style-name="ce66"/>
        <table:table-row table:style-name="ro1">
          <table:table-cell table:style-name="ce43" office:value-type="string" calcext:value-type="string" table:number-columns-spanned="2" table:number-rows-spanned="1">
            <text:p>Bezugstabelle g</text:p>
          </table:table-cell>
          <table:covered-table-cell table:style-name="ce67"/>
          <table:table-cell table:style-name="ce45" table:number-columns-repeated="2"/>
          <table:table-cell table:style-name="ce102"/>
          <table:table-cell table:style-name="ce45" table:number-columns-repeated="5"/>
          <table:table-cell table:style-name="ce45" table:number-columns-spanned="5" table:number-rows-spanned="1"/>
          <table:covered-table-cell table:style-name="ce105"/>
          <table:covered-table-cell table:style-name="ce108"/>
          <table:covered-table-cell table:number-columns-repeated="2" table:style-name="ce45"/>
          <table:table-cell table:style-name="ce45" table:number-columns-repeated="8"/>
          <table:table-cell table:number-columns-repeated="16361"/>
        </table:table-row>
        <table:table-row table:style-name="ro1">
          <table:table-cell table:style-name="ce61" office:value-type="string" calcext:value-type="string">
            <text:p>PG</text:p>
          </table:table-cell>
          <table:table-cell table:style-name="ce68" office:value-type="float" office:value="1.04" calcext:value-type="float">
            <text:p>1,04</text:p>
          </table:table-cell>
          <table:table-cell table:style-name="ce45" table:number-columns-repeated="2"/>
          <table:table-cell table:style-name="ce102"/>
          <table:table-cell table:style-name="ce45" table:number-columns-repeated="6"/>
          <table:table-cell table:style-name="ce105"/>
          <table:table-cell table:style-name="ce108"/>
          <table:table-cell table:style-name="ce45" table:number-columns-repeated="10"/>
          <table:table-cell table:number-columns-repeated="16361"/>
        </table:table-row>
        <table:table-row table:style-name="ro1">
          <table:table-cell table:style-name="ce61" office:value-type="string" calcext:value-type="string">
            <text:p>VG</text:p>
          </table:table-cell>
          <table:table-cell table:style-name="ce68" office:value-type="float" office:value="1.26" calcext:value-type="float">
            <text:p>1,26</text:p>
          </table:table-cell>
          <table:table-cell table:style-name="ce45" table:number-columns-repeated="5"/>
          <table:table-cell table:style-name="ce105"/>
          <table:table-cell table:style-name="ce108" table:number-columns-repeated="2"/>
          <table:table-cell table:style-name="ce45" table:number-columns-repeated="13"/>
          <table:table-cell table:number-columns-repeated="16361"/>
        </table:table-row>
        <table:table-row table:style-name="ro1">
          <table:table-cell table:style-name="ce61" office:value-type="string" calcext:value-type="string">
            <text:p>Aroma</text:p>
          </table:table-cell>
          <table:table-cell table:style-name="ce68" office:value-type="float" office:value="1.04" calcext:value-type="float">
            <text:p>1,04</text:p>
          </table:table-cell>
          <table:table-cell table:style-name="ce45" table:number-columns-repeated="21"/>
          <table:table-cell table:number-columns-repeated="16361"/>
        </table:table-row>
        <table:table-row table:style-name="ro1">
          <table:table-cell table:style-name="ce61" office:value-type="string" calcext:value-type="string">
            <text:p>Nik</text:p>
          </table:table-cell>
          <table:table-cell table:style-name="ce69" office:value-type="float" office:value="1.0359536" calcext:value-type="float">
            <text:p>1,036</text:p>
          </table:table-cell>
          <table:table-cell table:style-name="ce45" table:number-columns-repeated="21"/>
          <table:table-cell table:number-columns-repeated="16361"/>
        </table:table-row>
        <table:table-row table:style-name="ro1">
          <table:table-cell table:style-name="ce61" office:value-type="string" calcext:value-type="string">
            <text:p>VPG</text:p>
          </table:table-cell>
          <table:table-cell table:style-name="ce68" table:formula="of:=[.E8]*[.B2]+[.E9]*[.B3]+[.E11]" office:value-type="float" office:value="1.15" calcext:value-type="float">
            <text:p>1,15</text:p>
          </table:table-cell>
          <table:table-cell table:style-name="ce45"/>
          <table:table-cell table:style-name="ce43" office:value-type="string" calcext:value-type="string" table:number-columns-spanned="2" table:number-rows-spanned="1">
            <text:p>soll VG/PG</text:p>
          </table:table-cell>
          <table:covered-table-cell table:style-name="ce45"/>
          <table:table-cell table:style-name="ce45" table:number-columns-repeated="18"/>
          <table:table-cell table:number-columns-repeated="16361"/>
        </table:table-row>
        <table:table-row table:style-name="ro4">
          <table:table-cell table:style-name="ce45" table:number-columns-repeated="23"/>
          <table:table-cell table:number-columns-repeated="16361"/>
        </table:table-row>
        <table:table-row table:style-name="ro1">
          <table:table-cell table:style-name="ce61" office:value-type="string" calcext:value-type="string">
            <text:p>soll Nik</text:p>
          </table:table-cell>
          <table:table-cell table:style-name="ce70" office:value-type="float" office:value="6" calcext:value-type="float">
            <text:p>6</text:p>
          </table:table-cell>
          <table:table-cell table:style-name="ce45"/>
          <table:table-cell table:style-name="ce61" office:value-type="string" calcext:value-type="string">
            <text:p>PG</text:p>
          </table:table-cell>
          <table:table-cell table:style-name="ce71" office:value-type="percentage" office:value="0.5" calcext:value-type="percentage">
            <text:p>50 %</text:p>
          </table:table-cell>
          <table:table-cell table:style-name="ce45" table:number-columns-repeated="7"/>
          <table:table-cell table:style-name="ce92"/>
          <table:table-cell table:style-name="ce45" table:number-columns-repeated="10"/>
          <table:table-cell table:number-columns-repeated="16361"/>
        </table:table-row>
        <table:table-row table:style-name="ro1">
          <table:table-cell table:style-name="ce61" office:value-type="string" calcext:value-type="string">
            <text:p>Stärke Nik</text:p>
          </table:table-cell>
          <table:table-cell table:style-name="ce70" office:value-type="float" office:value="20" calcext:value-type="float">
            <text:p>20</text:p>
          </table:table-cell>
          <table:table-cell table:style-name="ce45"/>
          <table:table-cell table:style-name="ce61" office:value-type="string" calcext:value-type="string">
            <text:p>VG</text:p>
          </table:table-cell>
          <table:table-cell table:style-name="ce72" table:formula="of:=100%-[.E8]-[.E10]" office:value-type="percentage" office:value="0.5" calcext:value-type="percentage">
            <text:p>50 %</text:p>
          </table:table-cell>
          <table:table-cell table:style-name="ce45" table:number-columns-repeated="18"/>
          <table:table-cell table:number-columns-repeated="16361"/>
        </table:table-row>
        <table:table-row table:style-name="ro5">
          <table:table-cell table:style-name="ce45" table:number-columns-repeated="23"/>
          <table:table-cell table:number-columns-repeated="16361"/>
        </table:table-row>
        <table:table-row table:style-name="ro1">
          <table:table-cell table:style-name="ce61" office:value-type="string" calcext:value-type="string">
            <text:p>PG Base</text:p>
          </table:table-cell>
          <table:table-cell table:style-name="ce71" office:value-type="percentage" office:value="0.5" calcext:value-type="percentage">
            <text:p>50 %</text:p>
          </table:table-cell>
          <table:table-cell table:style-name="ce45" table:number-columns-repeated="21"/>
          <table:table-cell table:number-columns-repeated="16361"/>
        </table:table-row>
        <table:table-row table:style-name="ro1">
          <table:table-cell table:style-name="ce61" office:value-type="string" calcext:value-type="string">
            <text:p>VG Base</text:p>
          </table:table-cell>
          <table:table-cell table:style-name="ce72" table:formula="of:=100%-[.B11]" office:value-type="percentage" office:value="0.5" calcext:value-type="percentage">
            <text:p>50 %</text:p>
          </table:table-cell>
          <table:table-cell table:style-name="ce43" office:value-type="string" calcext:value-type="string" table:number-columns-spanned="2" table:number-rows-spanned="1">
            <text:p>soll Menge</text:p>
          </table:table-cell>
          <table:covered-table-cell table:style-name="ce45"/>
          <table:table-cell table:style-name="ce45" table:number-columns-repeated="19"/>
          <table:table-cell table:number-columns-repeated="16361"/>
        </table:table-row>
        <table:table-row table:style-name="ro1">
          <table:table-cell table:style-name="ce46" table:number-columns-repeated="2"/>
          <table:table-cell table:style-name="ce76" office:value-type="float" office:value="100" calcext:value-type="float">
            <text:p>100</text:p>
          </table:table-cell>
          <table:table-cell table:style-name="ce73" office:value-type="string" calcext:value-type="string">
            <text:p>ml</text:p>
          </table:table-cell>
          <table:table-cell table:style-name="ce46" table:number-columns-repeated="13"/>
          <table:table-cell table:style-name="ce45" table:number-columns-repeated="6"/>
          <table:table-cell table:number-columns-repeated="16361"/>
        </table:table-row>
        <table:table-row table:style-name="ro4">
          <table:table-cell table:style-name="ce45" table:number-columns-repeated="4"/>
          <table:table-cell table:style-name="ce46"/>
          <table:table-cell table:style-name="ce45" table:number-columns-repeated="18"/>
          <table:table-cell table:number-columns-repeated="16361"/>
        </table:table-row>
        <table:table-row table:style-name="ro1">
          <table:table-cell table:style-name="ce45"/>
          <table:table-cell table:style-name="ce43" office:value-type="string" calcext:value-type="string" table:number-columns-spanned="5" table:number-rows-spanned="1">
            <text:p>Mix benötigt</text:p>
          </table:table-cell>
          <table:covered-table-cell table:number-columns-repeated="2" table:style-name="ce45"/>
          <table:covered-table-cell table:style-name="ce46"/>
          <table:covered-table-cell table:style-name="ce45"/>
          <table:table-cell table:style-name="ce45"/>
          <table:table-cell table:style-name="ce43" office:value-type="string" calcext:value-type="string">
            <text:p>Gesamt</text:p>
          </table:table-cell>
          <table:table-cell table:style-name="ce45" table:number-columns-repeated="3"/>
          <table:table-cell table:style-name="ce43" office:value-type="string" calcext:value-type="string" table:number-columns-spanned="2" table:number-rows-spanned="1">
            <text:p>Mindest Reifezeit</text:p>
          </table:table-cell>
          <table:covered-table-cell table:style-name="ce124"/>
          <table:table-cell table:style-name="ce45" table:number-columns-repeated="10"/>
          <table:table-cell table:number-columns-repeated="16361"/>
        </table:table-row>
        <table:table-row table:style-name="ro1">
          <table:table-cell table:style-name="ce45"/>
          <table:table-cell table:style-name="ce74" office:value-type="string" calcext:value-type="string">
            <text:p>Nik Base</text:p>
          </table:table-cell>
          <table:table-cell table:style-name="ce77" table:formula="of:=IF([.B8]=0;0;[.C13]/([.B9]/[.B8]))" office:value-type="float" office:value="30" calcext:value-type="float">
            <text:p>30,000</text:p>
          </table:table-cell>
          <table:table-cell table:style-name="ce65" office:value-type="string" calcext:value-type="string">
            <text:p>ml</text:p>
          </table:table-cell>
          <table:table-cell table:style-name="ce81" table:formula="of:=IF([.B12]=0;[.B2]*[.C16];([.B11]*[.B2]+[.B12]*[.B3])*[.C16])" office:value-type="float" office:value="34.5" calcext:value-type="float">
            <text:p>34,5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77" table:formula="of:=[.E21]+[.E22]+[.E23]+[.E24]+[.E25]+[.E26]+[.E27]+[.E28]+[.E29]+[.E30]+[.E31]+[.E32]+[.E33]+[.E34]+[.E16]+[.E17]+[.E18]" office:value-type="float" office:value="115" calcext:value-type="float">
            <text:p>115,000</text:p>
          </table:table-cell>
          <table:table-cell table:style-name="ce61" office:value-type="string" calcext:value-type="string">
            <text:p>g</text:p>
          </table:table-cell>
          <table:table-cell table:style-name="ce46"/>
          <table:table-cell table:style-name="ce45"/>
          <table:table-cell table:style-name="ce121" office:value-type="string" calcext:value-type="string" table:number-columns-spanned="2" table:number-rows-spanned="1">
            <text:p>20 Tage</text:p>
          </table:table-cell>
          <table:covered-table-cell table:style-name="ce102"/>
          <table:table-cell table:style-name="ce45" table:number-columns-repeated="10"/>
          <table:table-cell table:number-columns-repeated="16361"/>
        </table:table-row>
        <table:table-row table:style-name="ro1">
          <table:table-cell table:style-name="ce45"/>
          <table:table-cell table:style-name="ce74" office:value-type="string" calcext:value-type="string">
            <text:p>PG</text:p>
          </table:table-cell>
          <table:table-cell table:style-name="ce77" table:formula="of:=([.C13]*[.E8])-([.C16]*[.B11])-[.C36]" office:value-type="float" office:value="35" calcext:value-type="float">
            <text:p>35,000</text:p>
          </table:table-cell>
          <table:table-cell table:style-name="ce65" office:value-type="string" calcext:value-type="string">
            <text:p>ml</text:p>
          </table:table-cell>
          <table:table-cell table:style-name="ce81" table:formula="of:=[.C17]*[.B2]" office:value-type="float" office:value="36.4" calcext:value-type="float">
            <text:p>36,400</text:p>
          </table:table-cell>
          <table:table-cell table:style-name="ce65" office:value-type="string" calcext:value-type="string">
            <text:p>g</text:p>
          </table:table-cell>
          <table:table-cell table:style-name="ce93"/>
          <table:table-cell table:style-name="ce77" table:formula="of:=[.C16]+[.C17]+[.C18]+[.C21]+[.C22]+[.C23]+[.C24]+[.C25]+[.C26]+[.C27]+[.C28]+[.C29]+[.C30]+[.C31]+[.C32]+[.C33]+[.C34]" office:value-type="float" office:value="100" calcext:value-type="float">
            <text:p>100,000</text:p>
          </table:table-cell>
          <table:table-cell table:style-name="ce61" office:value-type="string" calcext:value-type="string">
            <text:p>ml</text:p>
          </table:table-cell>
          <table:table-cell table:style-name="ce46"/>
          <table:table-cell table:style-name="ce43" office:value-type="string" calcext:value-type="string" table:number-columns-spanned="4" table:number-rows-spanned="1">
            <text:p>Herstellungstag</text:p>
          </table:table-cell>
          <table:covered-table-cell table:number-columns-repeated="3" table:style-name="ce45"/>
          <table:table-cell table:style-name="ce45"/>
          <table:table-cell table:style-name="ce94"/>
          <table:table-cell table:style-name="ce45" table:number-columns-repeated="7"/>
          <table:table-cell table:number-columns-repeated="16361"/>
        </table:table-row>
        <table:table-row table:style-name="ro1">
          <table:table-cell table:style-name="ce45"/>
          <table:table-cell table:style-name="ce74" office:value-type="string" calcext:value-type="string">
            <text:p>VG</text:p>
          </table:table-cell>
          <table:table-cell table:style-name="ce77" table:formula="of:=([.C13]*[.E9])-([.C16]*[.B12])" office:value-type="float" office:value="35" calcext:value-type="float">
            <text:p>35,000</text:p>
          </table:table-cell>
          <table:table-cell table:style-name="ce65" office:value-type="string" calcext:value-type="string">
            <text:p>ml</text:p>
          </table:table-cell>
          <table:table-cell table:style-name="ce81" table:formula="of:=[.C18]*[.B3]" office:value-type="float" office:value="44.1" calcext:value-type="float">
            <text:p>44,100</text:p>
          </table:table-cell>
          <table:table-cell table:style-name="ce65" office:value-type="string" calcext:value-type="string">
            <text:p>g</text:p>
          </table:table-cell>
          <table:table-cell table:style-name="ce93" table:number-columns-repeated="4"/>
          <table:table-cell table:style-name="ce119" table:number-columns-spanned="4" table:number-rows-spanned="1"/>
          <table:covered-table-cell table:number-columns-repeated="3" table:style-name="ce122"/>
          <table:table-cell table:style-name="ce102"/>
          <table:table-cell table:style-name="ce94"/>
          <table:table-cell table:style-name="ce45" table:number-columns-repeated="7"/>
          <table:table-cell table:number-columns-repeated="16361"/>
        </table:table-row>
        <table:table-row table:style-name="ro4">
          <table:table-cell table:style-name="ce45" table:number-columns-repeated="8"/>
          <table:table-cell table:style-name="ce93" table:number-columns-repeated="2"/>
          <table:table-cell table:style-name="ce45" table:number-columns-repeated="13"/>
          <table:table-cell table:number-columns-repeated="16361"/>
        </table:table-row>
        <table:table-row table:style-name="ro1">
          <table:table-cell table:style-name="ce64" office:value-type="string" calcext:value-type="string">
            <text:p>Marke</text:p>
          </table:table-cell>
          <table:table-cell table:style-name="ce64" office:value-type="string" calcext:value-type="string">
            <text:p>Aroma Name</text:p>
          </table:table-cell>
          <table:table-cell table:style-name="ce43" office:value-type="string" calcext:value-type="string">
            <text:p>ml</text:p>
          </table:table-cell>
          <table:table-cell table:style-name="ce43"/>
          <table:table-cell table:style-name="ce43" office:value-type="string" calcext:value-type="string">
            <text:p>g</text:p>
          </table:table-cell>
          <table:table-cell table:style-name="ce43"/>
          <table:table-cell table:style-name="ce45"/>
          <table:table-cell table:style-name="ce43" office:value-type="string" calcext:value-type="string">
            <text:p>soll Aroma</text:p>
          </table:table-cell>
          <table:table-cell table:style-name="ce45" table:number-columns-repeated="2"/>
          <table:table-cell table:style-name="ce43" office:value-type="string" calcext:value-type="string" table:number-columns-spanned="4" table:number-rows-spanned="1">
            <text:p>Rezeptname</text:p>
          </table:table-cell>
          <table:covered-table-cell table:number-columns-repeated="3" table:style-name="ce45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75"/>
          <table:table-cell table:style-name="ce77" table:formula="of:=[.$C$13]*[.H21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1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75"/>
          <table:table-cell table:style-name="ce77" table:formula="of:=[.$C$13]*[.H22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2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 table:style-name="ce75"/>
          <table:table-cell table:style-name="ce77" table:formula="of:=[.$C$13]*[.H23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3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75"/>
          <table:table-cell table:style-name="ce77" table:formula="of:=[.$C$13]*[.H24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4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75"/>
          <table:table-cell table:style-name="ce77" table:formula="of:=[.$C$13]*[.H25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5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75"/>
          <table:table-cell table:style-name="ce77" table:formula="of:=[.$C$13]*[.H26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6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75"/>
          <table:table-cell table:style-name="ce77" table:formula="of:=[.$C$13]*[.H27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7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75"/>
          <table:table-cell table:style-name="ce77" table:formula="of:=[.$C$13]*[.H28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8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75"/>
          <table:table-cell table:style-name="ce77" table:formula="of:=[.$C$13]*[.H29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29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75"/>
          <table:table-cell table:style-name="ce77" table:formula="of:=[.$C$13]*[.H30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30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75"/>
          <table:table-cell table:style-name="ce77" table:formula="of:=[.$C$13]*[.H31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31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75"/>
          <table:table-cell table:style-name="ce77" table:formula="of:=[.$C$13]*[.H32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32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75"/>
          <table:table-cell table:style-name="ce77" table:formula="of:=[.$C$13]*[.H33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33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75"/>
          <table:table-cell table:style-name="ce77" table:formula="of:=[.$C$13]*[.H34]" office:value-type="float" office:value="0" calcext:value-type="float">
            <text:p>0,000</text:p>
          </table:table-cell>
          <table:table-cell table:style-name="ce65" office:value-type="string" calcext:value-type="string">
            <text:p>ml</text:p>
          </table:table-cell>
          <table:table-cell table:style-name="ce77" table:formula="of:=[.C34]*[.$B$4]" office:value-type="float" office:value="0" calcext:value-type="float">
            <text:p>0,000</text:p>
          </table:table-cell>
          <table:table-cell table:style-name="ce65" office:value-type="string" calcext:value-type="string">
            <text:p>g</text:p>
          </table:table-cell>
          <table:table-cell table:style-name="ce45"/>
          <table:table-cell table:style-name="ce87"/>
          <table:table-cell table:style-name="ce45"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style-name="ce45" table:number-columns-repeated="9"/>
          <table:table-cell table:number-columns-repeated="16361"/>
        </table:table-row>
        <table:table-row table:style-name="ro4">
          <table:table-cell table:style-name="ce45" table:number-columns-repeated="23"/>
          <table:table-cell table:number-columns-repeated="16361"/>
        </table:table-row>
        <table:table-row table:style-name="ro1">
          <table:table-cell table:style-name="ce83" table:number-columns-spanned="2" table:number-rows-spanned="1"/>
          <table:covered-table-cell table:style-name="ce45"/>
          <table:table-cell table:style-name="ce78" table:formula="of:=SUM([.C21:.C34])" office:value-type="float" office:value="0" calcext:value-type="float">
            <text:p>0,00</text:p>
          </table:table-cell>
          <table:table-cell table:style-name="ce68" office:value-type="string" calcext:value-type="string">
            <text:p>ml</text:p>
          </table:table-cell>
          <table:table-cell table:style-name="ce78" table:formula="of:=[.C36]*[.$B$4]" office:value-type="float" office:value="0" calcext:value-type="float">
            <text:p>0,00</text:p>
          </table:table-cell>
          <table:table-cell table:style-name="ce68" office:value-type="string" calcext:value-type="string">
            <text:p>g</text:p>
          </table:table-cell>
          <table:table-cell table:style-name="ce45"/>
          <table:table-cell table:style-name="ce88" table:formula="of:=SUM([.H21:.H34])" office:value-type="percentage" office:value="0" calcext:value-type="percentage">
            <text:p>0,00 %</text:p>
          </table:table-cell>
          <table:table-cell table:style-name="ce45" table:number-columns-repeated="2"/>
          <table:table-cell table:style-name="ce83" table:number-columns-spanned="4" table:number-rows-spanned="1"/>
          <table:covered-table-cell table:number-columns-repeated="3" table:style-name="ce45"/>
          <table:table-cell table:style-name="ce45" table:number-columns-repeated="9"/>
          <table:table-cell table:number-columns-repeated="16361"/>
        </table:table-row>
        <table:table-row table:style-name="ro1" table:number-rows-repeated="10">
          <table:table-cell table:style-name="ce45" table:number-columns-repeated="23"/>
          <table:table-cell table:number-columns-repeated="1636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5050 Mischung'.P17:'5050 Mischung'.P18">
            <calcext:condition calcext:apply-style-name="ConditionalStyle_1" calcext:value="formula-is([.$N$17]&lt;0)" calcext:base-cell-address="'5050 Mischung'.P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3" style:display-name="ConditionalStyle_3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e2f0d9">
        <loext:char-complex-color loext:theme-type="accent6" loext:color-type="theme">
          <loext:transformation loext:type="lummod" loext:value="2000"/>
          <loext:transformation loext:type="lumoff" loext:value="7999"/>
        </loext:char-complex-color>
      </style:text-properties>
    </style:style>
    <style:style style:name="ConditionalStyle_5f_4" style:display-name="ConditionalStyle_4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e2f0d9">
        <loext:char-complex-color loext:theme-type="accent6" loext:color-type="theme">
          <loext:transformation loext:type="lummod" loext:value="2000"/>
          <loext:transformation loext:type="lumoff" loext:value="7999"/>
        </loext:char-complex-color>
      </style:text-properties>
    </style:style>
    <style:style style:name="ConditionalStyle_5f_1" style:display-name="ConditionalStyle_1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e2f0d9">
        <loext:char-complex-color loext:theme-type="accent6" loext:color-type="theme">
          <loext:transformation loext:type="lummod" loext:value="2000"/>
          <loext:transformation loext:type="lumoff" loext:value="7999"/>
        </loext:char-complex-color>
      </style:text-properties>
    </style:style>
    <style:style style:name="ConditionalStyle_5f_2" style:display-name="ConditionalStyle_2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e2f0d9">
        <loext:char-complex-color loext:theme-type="accent6" loext:color-type="theme">
          <loext:transformation loext:type="lummod" loext:value="2000"/>
          <loext:transformation loext:type="lumoff" loext:value="7999"/>
        </loext:char-complex-color>
      </style:text-properties>
    </style:style>
    <draw:marker draw:name="Linienspitzen_20_1" draw:display-name="Linienspitzen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.00.0000</text:date>, <text:time style:data-style-name="N2" text:time-value="19:50:47.8102014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rt" style:display-name="PageStyle_St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mixed" style:display-name="PageStyle_Premixe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au" style:display-name="PageStyle_Genau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au7030_20_Premix" style:display-name="PageStyle_Genau7030 Premi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au_20_5050_20_Premix" style:display-name="PageStyle_Genau 5050 Premi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horsten Mohr</meta:initial-creator>
    <meta:creation-date>2023-08-12T00:02:28</meta:creation-date>
    <dc:date>2025-03-28T19:51:25.755169960</dc:date>
    <meta:editing-duration>PT3H51M15S</meta:editing-duration>
    <meta:generator>LibreOffice/25.2.1.2$Linux_X86_64 LibreOffice_project/520$Build-2</meta:generator>
    <meta:editing-cycles>78</meta:editing-cycles>
    <meta:document-statistic meta:table-count="4" meta:cell-count="483" meta:object-count="0"/>
    <meta:user-defined meta:name="AppVersion">16.0300</meta:user-defined>
  </office:meta>
</office:document-meta>
</file>